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T2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4" style:family="text">
      <style:text-properties fo:font-variant="normal" fo:text-transform="none" fo:color="#f9fafb" loext:opacity="100%" fo:letter-spacing="normal"/>
    </style:style>
    <style:style style:name="T5" style:family="text">
      <style:text-properties fo:font-variant="normal" fo:text-transform="none" style:font-name="quote-cjk-patch" fo:font-size="15pt" fo:letter-spacing="normal" fo:font-style="normal" fo:font-weight="bold"/>
    </style:style>
    <style:style style:name="T6" style:family="text">
      <style:text-properties fo:font-variant="normal" fo:text-transform="none" style:font-name="quote-cjk-patch" fo:font-size="12pt" fo:letter-spacing="normal" fo:font-style="normal" fo:font-weight="bold"/>
    </style:style>
    <style:style style:name="T7" style:family="text">
      <style:text-properties fo:font-variant="normal" fo:text-transform="none" style:font-name="quote-cjk-patch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9" style:family="text">
      <style:text-properties fo:font-variant="normal" fo:text-transform="none" fo:color="#c9211e" loext:opacity="100%" style:font-name="quote-cjk-patch" fo:font-size="15pt" fo:letter-spacing="normal" fo:font-style="normal" fo:font-weight="bold"/>
    </style:style>
    <style:style style:name="T10" style:family="text">
      <style:text-properties fo:font-variant="normal" fo:text-transform="none" fo:color="#c9211e" loext:opacity="100%" style:font-name="quote-cjk-patch" fo:font-size="12pt" fo:letter-spacing="normal" fo:font-style="normal" fo:font-weight="bold"/>
    </style:style>
    <style:style style:name="T11" style:family="text">
      <style:text-properties fo:font-variant="normal" fo:text-transform="none" fo:color="#c9211e" loext:opacity="100%" style:font-name="quote-cjk-patch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quote-cjk-patch" fo:font-size="15pt" fo:letter-spacing="normal" fo:font-style="normal" fo:font-weight="bold"/>
    </style:style>
    <style:style style:name="T13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fo:letter-spacing="normal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2">Сценарий мемной игры: "DY: Доставка Ягоды"</text:span></text:span></text:h>
      <text:p text:style-name="P2"><text:span text:style-name="Strong_20_Emphasis"><text:span text:style-name="T13">Логлайн:</text:span></text:span><text:span text:style-name="T14"> Вы — новый сотрудник "DY ДикаяЯгода". Ваша задача — доставлять заказы в странном, сюрреалистичном городе, полном абсурдных препятствий, не менее абсурдных клиентов и одной великой цели: НЕ ЗАВАЛИТЬ ОТЧЕТНОСТЬ.</text:span></text:p>
      <text:p text:style-name="Standard"><text:span text:style-name="T17"><text:line-break/></text:span><text:span text:style-name="Strong_20_Emphasis"><text:span text:style-name="T14">Основная игровая механика:</text:span></text:span><text:span text:style-name="T17"><text:line-break/></text:span><text:span text:style-name="T14">Игрок должен забрать посылки со </text:span><text:span text:style-name="Strong_20_Emphasis"><text:span text:style-name="T14">Склада</text:span></text:span><text:span text:style-name="T15"> </text:span><text:span text:style-name="T14">(который находится рядом с </text:span><text:span text:style-name="Strong_20_Emphasis"><text:span text:style-name="T14">Пунктом Выдачи Заказов (ПВЗ)</text:span></text:span><text:span text:style-name="T14">) и доставить их клиентам по адресам на карте. Вторая часть работы — возврат невыкупленных заказов со склада ПВЗ обратно на главный склад.<text:line-break/><text:line-break/></text:span><text:span text:style-name="Strong_20_Emphasis"><text:span text:style-name="T13">Город "Спальный Район":</text:span></text:span></text:p>
      <text:list text:style-name="L1">
        <text:list-item>
          <text:list>
            <text:list-item>
              <text:p text:style-name="P5">Самый обычный российский микрорайон: 5-этажные и 9-этажные панельки, детские площадки с ржавыми качелями, пара магазинов "У дома" и вечно перекопанные тротуары.</text:p>
            </text:list-item>
            <text:list-item>
              <text:p text:style-name="P3"><text:span text:style-name="Strong_20_Emphasis"><text:span text:style-name="T13">Нормальность — это обманка.</text:span></text:span><text:span text:style-name="T14"> Проблемы кроются в деталях.</text:span></text:p>
            </text:list-item>
          </text:list>
        </text:list-item>
      </text:list>
      <text:p text:style-name="P1"><text:span text:style-name="T8"><text:line-break/>Первый квест сделать обучающим, как что и где работает<text:line-break/><text:line-break/> </text:span><text:span text:style-name="T7">коробки обладают особыми свойствами:</text:span></text:p>
      <text:list text:style-name="L2">
        <text:list-item>
          <text:list>
            <text:list-header>
              <text:p text:style-name="P4"><text:span text:style-name="Strong_20_Emphasis"><text:span text:style-name="T13"/></text:span></text:p>
            </text:list-header>
            <text:list-item>
              <text:p text:style-name="P4"><text:span text:style-name="Strong_20_Emphasis"><text:span text:style-name="T13">"Заказ ВечноСпящего"</text:span></text:span><text:span text:style-name="T14"> (будильник): Каждые 10 секунд издает оглушительный звук, который заставляет персонажа дернуться и уронить все, что в руках.</text:span></text:p>
            </text:list-item>
            <text:list-item>
              <text:p text:style-name="P4"><text:span text:style-name="Strong_20_Emphasis"><text:span text:style-name="T13">"Заказ Кота-Мага"</text:span></text:span><text:span text:style-name="T14"> (невозможно определить): Коробка левитирует и медленно уплывает, если за ней не следить.</text:span></text:p>
            </text:list-item>
            <text:list-item>
              <text:p text:style-name="P4"><text:span text:style-name="Strong_20_Emphasis"><text:span text:style-name="T13">"Заказ НЛО"</text:span></text:span><text:span text:style-name="T14"> (набор "Собери свой зонд"): Притягивает к себе молнии и мелких животных.</text:span></text:p>
            </text:list-item>
          </text:list>
        </text:list-item>
      </text:list>
      <text:p text:style-name="P1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22:43:24.105706736</meta:creation-date>
    <dc:date>2025-11-11T22:56:48.643293868</dc:date>
    <meta:editing-duration>PT2M10S</meta:editing-duration>
    <meta:editing-cycles>1</meta:editing-cycles>
    <meta:document-statistic meta:table-count="0" meta:image-count="0" meta:object-count="0" meta:page-count="1" meta:paragraph-count="10" meta:word-count="168" meta:character-count="1194" meta:non-whitespace-character-count="1032"/>
    <meta:generator>LibreOffice/24.2.7.2$Linux_X86_64 LibreOffice_project/420$Build-2</meta:generator>
  </office:meta>
</office:document-meta>
</file>